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gradient" draw:fill-color="#99ccff" draw:fill-gradient-name="Gradient_20_9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draw:shadow="hidden"/>
    </style:style>
    <style:style style:name="gr4" style:family="graphic" style:parent-style-name="standard">
      <style:graphic-properties draw:fill="none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c5000b" fo:font-family="'Liberation Sans'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P3" style:family="paragraph">
      <style:text-properties fo:color="#c90016" fo:font-family="'URW Bookman L'" style:font-pitch="variable" fo:font-size="16pt" fo:font-weight="bold" style:font-size-asian="16pt" style:font-weight-asian="bold" style:font-size-complex="16pt" style:font-weight-complex="bold"/>
    </style:style>
    <style:style style:name="T1" style:family="text">
      <style:text-properties fo:color="#c90016" fo:font-family="'Liberation Sans'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T2" style:family="text">
      <style:text-properties fo:color="#c90016" fo:font-family="'Liberation Sans'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T3" style:family="text">
      <style:text-properties fo:color="#c90016" fo:font-family="'URW Bookman L'" style:font-style-name="Light" fo:font-size="16pt" fo:font-weight="bold" style:font-family-asian="'URW Bookman L'" style:font-style-name-asian="Light" style:font-size-asian="16pt" style:font-weight-asian="bold" style:font-family-complex="'URW Bookman L'" style:font-style-name-complex="Light" style:font-size-complex="16pt" style:font-weight-complex="bold"/>
    </style:style>
    <style:style style:name="T4" style:family="text">
      <style:text-properties fo:color="#c90016" fo:font-family="'URW Bookman L'" style:font-pitch="variable" fo:font-size="16pt" fo:font-weight="bold" style:font-family-asian="'URW Bookman L'" style:font-style-name-asian="Light" style:font-size-asian="16pt" style:font-weight-asian="bold" style:font-family-complex="'URW Bookman L'" style:font-style-name-complex="Light" style:font-size-complex="16pt" style:font-weight-complex="bold"/>
    </style:style>
    <style:style style:name="T5" style:family="text">
      <style:text-properties fo:color="#c90016" fo:font-family="'URW Bookman L'" style:font-pitch="variable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cm" svg:height="7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.789cm" svg:height="1.267cm" svg:x="2.106cm" svg:y="2.667cm">
          <draw:text-box>
            <text:p text:style-name="P1"><text:span text:style-name="T1">Qualyzer </text:span><text:span text:style-name="T2">0.1</text:span></text:p>
          </draw:text-box>
        </draw:frame>
        <draw:frame draw:style-name="gr3" draw:text-style-name="P3" draw:layer="layout" svg:width="5.696cm" svg:height="0.738cm" svg:x="3.978cm" svg:y="5.963cm">
          <draw:text-box>
            <text:p><text:span text:style-name="T3">©</text:span><text:span text:style-name="T4"> </text:span><text:span text:style-name="T5">McGill University</text:span></text:p>
          </draw:text-box>
        </draw:frame>
        <draw:custom-shape draw:style-name="gr4" draw:text-style-name="P1" draw:layer="layout" svg:width="9.46cm" svg:height="6.491cm" svg:x="0.286cm" svg:y="0.266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9" draw:display-name="Gradient 9" draw:style="radial" draw:cx="0%" draw:cy="0%" draw:start-color="#99ccff" draw:end-color="#ffffff" draw:start-intensity="100%" draw:end-intensity="100%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textarea-vertical-align="middle" fo:padding-top="0cm" fo:padding-bottom="0cm" fo:padding-left="0cm" fo:padding-right="0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embossed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cm" fo:page-height="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5-11T09:28:19</meta:creation-date>
    <dc:date>2010-06-16T13:17:48</dc:date>
    <meta:editing-duration>PT00H17M30S</meta:editing-duration>
    <meta:editing-cycles>5</meta:editing-cycles>
    <meta:generator>OpenOffice.org/3.2$Unix OpenOffice.org_project/320m12$Build-9483</meta:generator>
    <meta:document-statistic meta:object-count="4"/>
  </office:meta>
</office:document-meta>
</file>